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0000000200DC18C252.png" manifest:media-type="image/png"/>
  <manifest:file-entry manifest:full-path="Pictures/10000001000002B70000029FA819E86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coCaps" svg:font-family="DecoCap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coCaps" fo:font-size="32pt" officeooo:rsid="001741e6" officeooo:paragraph-rsid="001741e6" style:font-size-asian="32pt" style:font-size-complex="32pt"/>
    </style:style>
    <style:style style:name="P2" style:family="paragraph" style:parent-style-name="Standard">
      <style:text-properties officeooo:rsid="001741e6" officeooo:paragraph-rsid="001741e6"/>
    </style:style>
    <style:style style:name="P3" style:family="paragraph" style:parent-style-name="Standard">
      <style:paragraph-properties fo:break-before="column"/>
      <style:text-properties officeooo:paragraph-rsid="001652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sion <text:line-break/>Explora 8</text:p>
      <text:p text:style-name="P1"/>
      <text:p text:style-name="P1"/>
      <text:p text:style-name="P1"><draw:frame draw:style-name="fr1" draw:name="Image2" text:anchor-type="char" svg:x="2.011cm" svg:y="0.833cm" svg:width="8.627cm" svg:height="8.329cm" draw:z-index="1"><draw:image xlink:href="Pictures/10000001000002B70000029FA819E860.png" xlink:type="simple" xlink:show="embed" xlink:actuate="onLoad" draw:mime-type="image/png"/></draw:frame></text:p>
      <text:p text:style-name="P1"/>
      <text:p text:style-name="P2"/>
      <text:p text:style-name="P2"/>
      <text:p text:style-name="P3"><draw:frame draw:style-name="fr1" draw:name="Image1" text:anchor-type="char" svg:x="2.716cm" svg:y="7.888cm" svg:width="9.031cm" svg:height="9.031cm" draw:z-index="0"><draw:image xlink:href="Pictures/100000010000020000000200DC18C2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coCaps" svg:font-family="DecoCap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2T11:00:12.817058700</meta:creation-date>
    <dc:date>2026-03-02T11:05:42.666659800</dc:date>
    <meta:editing-duration>PT5M27S</meta:editing-duration>
    <meta:editing-cycles>4</meta:editing-cycles>
    <meta:generator>LibreOffice/26.2.1.2$Windows_X86_64 LibreOffice_project/620$Build-2</meta:generator>
    <meta:document-statistic meta:table-count="0" meta:image-count="2" meta:object-count="0" meta:page-count="1" meta:paragraph-count="1" meta:word-count="3" meta:character-count="18" meta:non-whitespace-character-count="15"/>
  </office:meta>
</office:document-meta>
</file>